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Cambria" svg:font-family="Cambria"/>
    <style:font-face style:name="Liberation sans" svg:font-family="'Liberation san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47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360.74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89.26pt"/>
    </style:style>
    <style:style style:name="co7" style:family="table-column">
      <style:table-column-properties fo:break-before="auto" style:column-width="78.01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235.5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262.49pt"/>
    </style:style>
    <style:style style:name="co12" style:family="table-column">
      <style:table-column-properties fo:break-before="auto" style:column-width="104.26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96.7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105.7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60.75pt" fo:break-before="auto" style:use-optimal-row-height="false"/>
    </style:style>
    <style:style style:name="ro9" style:family="table-row">
      <style:table-row-properties style:row-height="57pt" fo:break-before="auto" style:use-optimal-row-height="false"/>
    </style:style>
    <style:style style:name="ro10" style:family="table-row">
      <style:table-row-properties style:row-height="46.49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n't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Project LIB OP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5" office:value-type="string" calcext:value-type="string">
            <text:p>Dela Cruz, Francis Zac / Jurquina, Anjelo / Pangarungan, Nick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2017</text:p>
          </table:table-cell>
          <table:table-cell table:style-name="ce6" office:value-type="string" calcext:value-type="string">
            <text:p>Francis dela Cruz</text:p>
          </table:table-cell>
          <table:table-cell table:style-name="ce7" office:value-type="float" office:value="1" calcext:value-type="float">
            <text:p>1.0</text:p>
          </table:table-cell>
          <table:table-cell table:style-name="ce4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1-17" calcext:value-type="date">
            <text:p>11/17/2017</text:p>
          </table:table-cell>
          <table:table-cell table:style-name="ce6" office:value-type="string" calcext:value-type="string">
            <text:p>Francis dela Cruz</text:p>
          </table:table-cell>
          <table:table-cell table:style-name="ce7" office:value-type="float" office:value="2" calcext:value-type="float">
            <text:p>2.0</text:p>
          </table:table-cell>
          <table:table-cell table:style-name="ce6" office:value-type="string" calcext:value-type="string">
            <text:p>Add Children Database Usecases</text:p>
          </table:table-cell>
          <table:table-cell table:number-columns-repeated="1020"/>
        </table:table-row>
        <table:table-row table:style-name="ro1" table:number-rows-repeated="3">
          <table:table-cell table:style-name="ce4" table:number-columns-repeated="2"/>
          <table:table-cell table:style-name="ce7"/>
          <table:table-cell table:style-name="ce4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3">
          <table:table-cell table:style-name="ce8" office:value-type="string" calcext:value-type="string">
            <text:p>RTM ID</text:p>
          </table:table-cell>
          <table:table-cell table:style-name="ce10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style-name="ce10" office:value-type="string" calcext:value-type="string">
            <text:p>Scenario No</text:p>
          </table:table-cell>
          <table:table-cell table:style-name="ce10" office:value-type="string" calcext:value-type="string">
            <text:p>Scenario Description</text:p>
          </table:table-cell>
          <table:table-cell table:style-name="ce10" office:value-type="string" calcext:value-type="string">
            <text:p>Priority Status</text:p>
          </table:table-cell>
          <table:table-cell table:style-name="ce10" office:value-type="string" calcext:value-type="string">
            <text:p>Has Prototype?</text:p>
          </table:table-cell>
          <table:table-cell table:style-name="ce24" table:number-columns-repeated="3"/>
          <table:table-cell table:style-name="ce8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12" office:value-type="string" calcext:value-type="string">
            <text:p>Create librarian profile: Allows librarians to create their profiles. Profiles are used to log into the system (authenticate oneself as a librarian). Aside from authentication, the profile is used to identify the librarian who made a particular action in the system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Librarian creates a profile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0-S1</text:p>
          </table:table-cell>
          <table:table-cell table:style-name="ce1" office:value-type="string" calcext:value-type="string">
            <text:p>Use Case 2.0</text:p>
          </table:table-cell>
          <table:table-cell table:style-name="ce12" office:value-type="string" calcext:value-type="string">
            <text:p>Log into the system: This is the authentication process for librarians. This is done through a username and password input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Librarians and System Admins log into the system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UC-2.1-S1</text:p>
          </table:table-cell>
          <table:table-cell table:style-name="ce1" office:value-type="string" calcext:value-type="string">
            <text:p>Use Case 2.1</text:p>
          </table:table-cell>
          <table:table-cell table:style-name="ce13" office:value-type="string" calcext:value-type="string" table:number-columns-spanned="1" table:number-rows-spanned="2">
            <text:p>Manage book catalog: Managing the book catalog is a function of the system administrator(s). The admin is in charge of building, editing, and maintaining the database to reflect the actual books in the library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User is authenticated and has administrative privileges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UC-2.1-S2</text:p>
          </table:table-cell>
          <table:table-cell table:style-name="ce1" office:value-type="string" calcext:value-type="string">
            <text:p>Use Case 2.1</text:p>
          </table:table-cell>
          <table:covered-table-cell/>
          <table:table-cell table:style-name="ce17" office:value-type="string" calcext:value-type="string">
            <text:p>S2</text:p>
          </table:table-cell>
          <table:table-cell table:style-name="ce1" office:value-type="string" calcext:value-type="string">
            <text:p>User is not authenticated or has no administrative privileges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1.1-S1</text:p>
          </table:table-cell>
          <table:table-cell table:style-name="ce1" office:value-type="string" calcext:value-type="string">
            <text:p>Use Case 2.1.1</text:p>
          </table:table-cell>
          <table:table-cell table:style-name="ce12" office:value-type="string" calcext:value-type="string">
            <text:p>Create book entry: A sub-function under the book catalog management. This allows the admin to create an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New book is inserted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1.2-S1</text:p>
          </table:table-cell>
          <table:table-cell table:style-name="ce1" office:value-type="string" calcext:value-type="string">
            <text:p>Use Case 2.1.2</text:p>
          </table:table-cell>
          <table:table-cell table:style-name="ce12" office:value-type="string" calcext:value-type="string">
            <text:p>Edit book entry: A sub-function under the book catalog management. This allows the admin to edit an existing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9" office:value-type="string" calcext:value-type="string">
            <text:p>Book is in-shelf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UC-2.1.3-S1</text:p>
          </table:table-cell>
          <table:table-cell table:style-name="ce1" office:value-type="string" calcext:value-type="string">
            <text:p>Use Case 2.1.3</text:p>
          </table:table-cell>
          <table:table-cell table:style-name="ce13" office:value-type="string" calcext:value-type="string" table:number-columns-spanned="1" table:number-rows-spanned="2">
            <text:p>Delete book entry: A sub-function under the book catalog management. This allows the admin to delete an existing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9" office:value-type="string" calcext:value-type="string">
            <text:p>Book is in-shelf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UC-2.1.3-S2</text:p>
          </table:table-cell>
          <table:table-cell table:style-name="ce1" office:value-type="string" calcext:value-type="string">
            <text:p>Use Case 2.1.3</text:p>
          </table:table-cell>
          <table:covered-table-cell/>
          <table:table-cell table:style-name="ce17" office:value-type="string" calcext:value-type="string">
            <text:p>S2</text:p>
          </table:table-cell>
          <table:table-cell table:style-name="ce1" office:value-type="string" calcext:value-type="string">
            <text:p>Some books are on-circ (borrowed)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table:style-name="ce9" office:value-type="string" calcext:value-type="string">
            <text:p>UC-2.2-S1</text:p>
          </table:table-cell>
          <table:table-cell table:style-name="ce9" office:value-type="string" calcext:value-type="string">
            <text:p>Use Case 2.2</text:p>
          </table:table-cell>
          <table:table-cell table:style-name="ce14" office:value-type="string" calcext:value-type="string" table:number-columns-spanned="1" table:number-rows-spanned="2">
            <text:p>Manage profile: Managing the profiles is a function of librarians (with system admins having more sub-functions). Librarians can edit or delete their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A librarian manages his/her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table:style-name="ce9" office:value-type="string" calcext:value-type="string">
            <text:p>UC-2.2-S2</text:p>
          </table:table-cell>
          <table:table-cell table:style-name="ce9" office:value-type="string" calcext:value-type="string">
            <text:p>Use Case 2.2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A system admin manages profiles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1-S1</text:p>
          </table:table-cell>
          <table:table-cell table:style-name="ce9" office:value-type="string" calcext:value-type="string">
            <text:p>Use Case 2.2.1</text:p>
          </table:table-cell>
          <table:table-cell table:style-name="ce15" office:value-type="string" calcext:value-type="string">
            <text:p>Edit own profile: A sub-function under profile management. This allows the librarians to edit their own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Librarian or system admin edits own profiles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1</text:p>
          </table:table-cell>
          <table:table-cell table:style-name="ce9" office:value-type="string" calcext:value-type="string">
            <text:p>Use Case 2.2.2</text:p>
          </table:table-cell>
          <table:table-cell table:style-name="ce16" office:value-type="string" calcext:value-type="string" table:number-columns-spanned="1" table:number-rows-spanned="7">
            <text:p>Delete own profile: A sub-function under profile management. This allows the librarians to delete their own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Librarian deletes his/her profile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2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Librarian fails to deletes his/her profile due to incorrect authentication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3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3</text:p>
          </table:table-cell>
          <table:table-cell table:style-name="ce20" office:value-type="string" calcext:value-type="string">
            <text:p>Librarian cancels the deletion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4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4</text:p>
          </table:table-cell>
          <table:table-cell table:style-name="ce20" office:value-type="string" calcext:value-type="string">
            <text:p>System admin deletes his/her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5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5</text:p>
          </table:table-cell>
          <table:table-cell table:style-name="ce20" office:value-type="string" calcext:value-type="string">
            <text:p>System admin fails to delete profile due to him/her being the only admin of the system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6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6</text:p>
          </table:table-cell>
          <table:table-cell table:style-name="ce20" office:value-type="string" calcext:value-type="string">
            <text:p>System admin fails to delete profile due to incorrect authentication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7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7</text:p>
          </table:table-cell>
          <table:table-cell table:style-name="ce20" office:value-type="string" calcext:value-type="string">
            <text:p>System admin cancels the deletion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table:style-name="ce9" office:value-type="string" calcext:value-type="string">
            <text:p>UC-2.2.3-S1</text:p>
          </table:table-cell>
          <table:table-cell table:style-name="ce9" office:value-type="string" calcext:value-type="string">
            <text:p>Use Case 2.2.3</text:p>
          </table:table-cell>
          <table:table-cell table:style-name="ce14" office:value-type="string" calcext:value-type="string" table:number-columns-spanned="1" table:number-rows-spanned="2">
            <text:p>Approve the creation of librarian profiles: A sub-function under profile management. This is exclusive to system admins. Upon the creation of a librarian profile, an admin is notified and he/she is in charge of verifying that the one who made the profile is indeed a librarian. Once verified, the admin gives his approval of the creation of the librarian profile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The system admin approves the creation of a librarian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table:style-name="ce9" office:value-type="string" calcext:value-type="string">
            <text:p>UC-2.2.3-S2</text:p>
          </table:table-cell>
          <table:table-cell table:style-name="ce9" office:value-type="string" calcext:value-type="string">
            <text:p>Use Case 2.2.3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The system admin rejects the creation of a librarian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4-S1</text:p>
          </table:table-cell>
          <table:table-cell table:style-name="ce9" office:value-type="string" calcext:value-type="string">
            <text:p>Use Case 2.2.4</text:p>
          </table:table-cell>
          <table:table-cell table:style-name="ce15" office:value-type="string" calcext:value-type="string">
            <text:p>Grant Another Profile Administrative Privileges: A sub-function under profile management. This is exclusive to system admins. He/she can elevate the status of a librarian profile into a system admin therefore granting the librarian more access to functions within the system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System admin grants administrative privilege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UC-2.3-S1</text:p>
          </table:table-cell>
          <table:table-cell table:style-name="ce9" office:value-type="string" calcext:value-type="string">
            <text:p>Use Case 2.3</text:p>
          </table:table-cell>
          <table:table-cell table:style-name="ce14" office:value-type="string" calcext:value-type="string" table:number-columns-spanned="1" table:number-rows-spanned="2">
            <text:p>Manage Children Database: Managing the children database is a function of the system</text:p>
            <text:p>administrator(s). The admin is in charge of building, editing, and</text:p>
            <text:p>maintaining the database to reflect the actual children in the</text:p>
            <text:p>library system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User is authenticated and has administrative privilege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table:style-name="ce9" office:value-type="string" calcext:value-type="string">
            <text:p>UC-2.3-S2</text:p>
          </table:table-cell>
          <table:table-cell table:style-name="ce9" office:value-type="string" calcext:value-type="string">
            <text:p>Use Case 2.3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1" office:value-type="string" calcext:value-type="string">
            <text:p>User is not authenticated or has no administrative privilege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UC-2.3.1-S1</text:p>
          </table:table-cell>
          <table:table-cell table:style-name="ce9" office:value-type="string" calcext:value-type="string">
            <text:p>Use Case 2.3.1</text:p>
          </table:table-cell>
          <table:table-cell table:style-name="ce14" office:value-type="string" calcext:value-type="string" table:number-columns-spanned="1" table:number-rows-spanned="2">
            <text:p>Create child record: A sub-function under the children records management. This allows the admin to create a child record in the database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New record is inserted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UC-2.3.1-S2</text:p>
          </table:table-cell>
          <table:table-cell table:style-name="ce9" office:value-type="string" calcext:value-type="string">
            <text:p>Use Case 2.3.1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1" office:value-type="string" calcext:value-type="string">
            <text:p>Record already exist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UC-2.3.2-S1</text:p>
          </table:table-cell>
          <table:table-cell table:style-name="ce9" office:value-type="string" calcext:value-type="string">
            <text:p>Use Case 2.3.2</text:p>
          </table:table-cell>
          <table:table-cell table:style-name="ce15" office:value-type="string" calcext:value-type="string">
            <text:p>Edit child record: A sub-function under the children records management. This allows the admin to edit an existing record in the database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Record exist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UC-2.3.3-S1</text:p>
          </table:table-cell>
          <table:table-cell table:style-name="ce9" office:value-type="string" calcext:value-type="string">
            <text:p>Use Case 2.3.3</text:p>
          </table:table-cell>
          <table:table-cell table:style-name="ce14" office:value-type="string" calcext:value-type="string" table:number-columns-spanned="1" table:number-rows-spanned="2">
            <text:p>Delete child record: A sub-function under the children record management. This allows the admin to delete an existing child record in the database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Child has no borrowed book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table:style-name="ce9" office:value-type="string" calcext:value-type="string">
            <text:p>UC-2.3.3-S2</text:p>
          </table:table-cell>
          <table:table-cell table:style-name="ce9" office:value-type="string" calcext:value-type="string">
            <text:p>Use Case 2.3.3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1" office:value-type="string" calcext:value-type="string">
            <text:p>Child is borrowing some books</text:p>
          </table:table-cell>
          <table:table-cell table:style-name="ce9" table:content-validation-name="val1"/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0-S1</text:p>
          </table:table-cell>
          <table:table-cell table:style-name="ce9" office:value-type="string" calcext:value-type="string">
            <text:p>Use Case 3.0</text:p>
          </table:table-cell>
          <table:table-cell table:style-name="ce15" office:value-type="string" calcext:value-type="string">
            <text:p>View Book Catalog: Viewing the book catalog is a function available to the public (authenticated people or not). This includes the main target users of the library which are the children. With this module, a person can view the list of books in the library as reflected in the database.</text:p>
          </table:table-cell>
          <table:table-cell table:style-name="ce18" office:value-type="string" calcext:value-type="string">
            <text:p>S1</text:p>
          </table:table-cell>
          <table:table-cell table:style-name="ce22" office:value-type="string" calcext:value-type="string">
            <text:p>User (authenticated or otherwise) is browsing the list of books.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1-S1</text:p>
          </table:table-cell>
          <table:table-cell table:style-name="ce9" office:value-type="string" calcext:value-type="string">
            <text:p>Use Case 3.1</text:p>
          </table:table-cell>
          <table:table-cell table:style-name="ce15" office:value-type="string" calcext:value-type="string">
            <text:p>Search for the book( by name, category, or author): A sub-function of the view book catalog. This allows a person to search for a book in the library using keywords related to the book’s title, category or author.</text:p>
          </table:table-cell>
          <table:table-cell table:style-name="ce18" office:value-type="string" calcext:value-type="string">
            <text:p>S1</text:p>
          </table:table-cell>
          <table:table-cell table:style-name="ce22" office:value-type="string" calcext:value-type="string">
            <text:p>Someone enters a book’s name, category, or author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2-S1</text:p>
          </table:table-cell>
          <table:table-cell table:style-name="ce9" office:value-type="string" calcext:value-type="string">
            <text:p>Use Case 3.2</text:p>
          </table:table-cell>
          <table:table-cell table:style-name="ce15" office:value-type="string" calcext:value-type="string">
            <text:p>See if a book is on shelf, borrowed, or not allowed for borrowing: A sub-function of the view book catalog. This allows a person to see if a book is available to be loaned, currently loaned, or just not authorized for borrowing.</text:p>
          </table:table-cell>
          <table:table-cell table:style-name="ce18" office:value-type="string" calcext:value-type="string">
            <text:p>S1</text:p>
          </table:table-cell>
          <table:table-cell table:style-name="ce22" office:value-type="string" calcext:value-type="string">
            <text:p>Unauthorized user checks a</text:p>
            <text:p>book’s status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3-S1</text:p>
          </table:table-cell>
          <table:table-cell table:style-name="ce9" office:value-type="string" calcext:value-type="string">
            <text:p>Use Case 3.3</text:p>
          </table:table-cell>
          <table:table-cell table:style-name="ce15" office:value-type="string" calcext:value-type="string">
            <text:p>Borrow a book: A sub-function of the view book catalog function. This is exclusive to librarians. Once a borrow request is made by a unauthorized user, the librarian borrows the book from the library, making the status of the book borrowed.</text:p>
          </table:table-cell>
          <table:table-cell table:style-name="ce18" office:value-type="string" calcext:value-type="string">
            <text:p>S1</text:p>
          </table:table-cell>
          <table:table-cell table:style-name="ce22" office:value-type="string" calcext:value-type="string">
            <text:p>Librarian/admin borrows a book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3.1-S1</text:p>
          </table:table-cell>
          <table:table-cell table:style-name="ce9" office:value-type="string" calcext:value-type="string">
            <text:p>Use Case 3.3.1</text:p>
          </table:table-cell>
          <table:table-cell table:style-name="ce15" office:value-type="string" calcext:value-type="string">
            <text:p>Return borrowed book: A sub-function of the view book catalog. This is exclusive to librarians/system admins. When a book is returned to a librarian, this module is used to update the database entry into on shelf.</text:p>
          </table:table-cell>
          <table:table-cell table:style-name="ce18" office:value-type="string" calcext:value-type="string">
            <text:p>S1</text:p>
          </table:table-cell>
          <table:table-cell table:style-name="ce22" office:value-type="string" calcext:value-type="string">
            <text:p>Unauthorized user returns</text:p>
            <text:p>book.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/>
          <table:table-cell/>
          <table:table-cell table:style-name="ce12"/>
          <table:table-cell table:number-columns-repeated="1021"/>
        </table:table-row>
        <table:table-row table:style-name="ro3" table:number-rows-repeated="956">
          <table:table-cell table:number-columns-repeated="2"/>
          <table:table-cell table:style-name="ce12"/>
          <table:table-cell table:number-columns-repeated="1021"/>
        </table:table-row>
        <table:table-row table:style-name="ro2" table:number-rows-repeated="10475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Cambria" svg:font-family="Cambria"/>
    <style:font-face style:name="Liberation sans" svg:font-family="'Liberation san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5" meta:object-count="0"/>
    <meta:generator>LibreOfficeDev/5.1.0.3$Linux_X86_64 LibreOffice_project/</meta:generator>
  </office:meta>
</office:document-meta>
</file>